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E00000283A9C1061C.png" manifest:media-type="image/png"/>
  <manifest:file-entry manifest:full-path="Pictures/1000000100000200000002005038DC6E.png" manifest:media-type="image/png"/>
  <manifest:file-entry manifest:full-path="Pictures/10000000000004000000040050D71B9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53cm, 0cm, 0cm, 0cm)" draw:image-opacity="100%" style:mirror="none" loext:decorative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6.199cm" fo:min-width="5.215cm" loext:decorative="fals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2.29cm" fo:min-width="7.882cm" loext:decorative="fals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 fo:wrap-option="wrap" loext:decorative="fals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1.885cm" fo:min-width="0cm" loext:decorative="false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 loext:decorative="fals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469cm" fo:min-width="0.22cm" fo:wrap-option="wrap" loext:decorative="fals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886cm" fo:min-width="0cm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4.83cm" fo:min-width="3.627cm" loext:decorative="false"/>
    </style:style>
    <style:style style:name="gr12" style:family="graphic" style:parent-style-name="standard" style:list-style-name="L1">
      <style:graphic-properties draw:stroke="dash" draw:stroke-dash="Long_20_Dash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1.432cm" fo:min-width="5.775cm" fo:padding-top="0.142cm" fo:padding-bottom="0.142cm" fo:padding-left="0.267cm" fo:padding-right="0.267cm" fo:wrap-option="wrap" loext:decorative="false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4" style:family="graphic" style:parent-style-name="standard">
      <style:graphic-properties draw:stroke="none" draw:fill-color="#000000" draw:textarea-vertical-align="middle" draw:auto-grow-height="false" fo:min-height="5.148cm" fo:min-width="3.628cm" fo:wrap-option="wrap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Latin Modern Math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xml:id="id1" draw:id="id1" draw:layer="layout" svg:width="14.498cm" svg:height="12.275cm" svg:x="2.587cm" svg:y="1.425cm">
            <draw:image xlink:href="Pictures/10000000000004000000040050D71B96.png" xlink:type="simple" xlink:show="embed" xlink:actuate="onLoad" draw:mime-type="image/png">
              <text:p/>
            </draw:image>
          </draw:frame>
          <draw:custom-shape draw:style-name="gr3" draw:text-style-name="P2" draw:layer="layout" svg:width="5.715cm" svg:height="6.449cm" svg:x="3.898cm" svg:y="1.536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4" draw:text-style-name="P2" draw:layer="layout" svg:width="8.382cm" svg:height="2.54cm" svg:x="7.657cm" svg:y="3.1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3" draw:layer="layout" svg:width="1.016cm" svg:height="1.016cm" svg:x="11.087cm" svg:y="4.0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3" draw:layer="layout" svg:width="0.507cm" svg:height="2.34cm" draw:transform="skewX (0.0020943951023932) rotate (-0.0174532925199433) translate (11.4cm 3.168cm)">
              <text:p/>
              <draw:enhanced-geometry svg:viewBox="0 0 21600 21600" draw:text-areas="?f0 ?f7 ?f2 21600" draw:mirror-horizontal="false" draw:mirror-vertical="false" draw:type="up-arrow" draw:modifiers="5509.31174089069 7064.15094339623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7" draw:text-style-name="P3" draw:layer="layout" svg:width="0.255cm" svg:height="0.254cm" svg:x="14.39cm" svg:y="4.4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3" draw:layer="layout" svg:width="0.254cm" svg:height="0.254cm" svg:x="14.791cm" svg:y="4.4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3" draw:layer="layout" svg:width="0.255cm" svg:height="0.254cm" svg:x="15.192cm" svg:y="4.4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3" draw:layer="layout" svg:width="1.016cm" svg:height="1.017cm" svg:x="5.792cm" svg:y="4.0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3" draw:layer="layout" svg:width="0.507cm" svg:height="2.341cm" draw:transform="skewX (-0.000349065850398866) translate (6.083cm 3.171cm)">
              <text:p/>
              <draw:enhanced-geometry svg:viewBox="0 0 21600 21600" draw:text-areas="?f0 ?f7 ?f2 21600" draw:mirror-horizontal="false" draw:mirror-vertical="false" draw:type="up-arrow" draw:modifiers="5509.31174089069 7064.15094339623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8" draw:text-style-name="P3" draw:layer="layout" svg:width="1.016cm" svg:height="1.017cm" svg:x="7.693cm" svg:y="4.0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3" draw:layer="layout" svg:width="0.507cm" svg:height="2.341cm" draw:transform="skewX (-0.000349065850398851) rotate (-0.191986217719376) translate (8.211cm 3.144cm)">
              <text:p/>
              <draw:enhanced-geometry svg:viewBox="0 0 21600 21600" draw:text-areas="?f0 ?f7 ?f2 21600" draw:mirror-horizontal="false" draw:mirror-vertical="false" draw:type="up-arrow" draw:modifiers="5509.31174089069 7064.15094339623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8" draw:text-style-name="P3" draw:layer="layout" svg:width="1.016cm" svg:height="1.017cm" svg:x="9.293cm" svg:y="4.0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3" draw:layer="layout" svg:width="0.507cm" svg:height="2.341cm" draw:transform="skewX (-0.000349065850398863) rotate (0.0872664625997165) translate (9.483cm 3.198cm)">
              <text:p/>
              <draw:enhanced-geometry svg:viewBox="0 0 21600 21600" draw:text-areas="?f0 ?f7 ?f2 21600" draw:mirror-horizontal="false" draw:mirror-vertical="false" draw:type="up-arrow" draw:modifiers="5509.31174089069 7064.15094339623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5" draw:text-style-name="P3" draw:layer="layout" svg:width="1.016cm" svg:height="1.016cm" draw:transform="rotate (0.174532925199433) translate (12.739cm 4.1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3" draw:layer="layout" svg:width="0.507cm" svg:height="2.34cm" draw:transform="skewX (0.00209439510239321) rotate (0.15707963267949) translate (12.9cm 3.219cm)">
              <text:p/>
              <draw:enhanced-geometry svg:viewBox="0 0 21600 21600" draw:text-areas="?f0 ?f7 ?f2 21600" draw:mirror-horizontal="false" draw:mirror-vertical="false" draw:type="up-arrow" draw:modifiers="5509.31174089069 7064.15094339623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frame draw:style-name="gr10" draw:text-style-name="P1" draw:layer="layout" svg:width="5.047cm" svg:height="4.484cm" draw:transform="skewX (0.0724311639577647) rotate (1.32522850103929) translate (4.075cm 7.083cm)">
            <draw:image xlink:href="Pictures/1000000100000200000002005038DC6E.png" xlink:type="simple" xlink:show="embed" xlink:actuate="onLoad" draw:mime-type="image/png">
              <text:p/>
            </draw:image>
          </draw:frame>
          <draw:custom-shape draw:style-name="gr11" draw:text-style-name="P2" draw:layer="layout" svg:width="4.127cm" svg:height="5.08cm" svg:x="12.431cm" svg:y="5.76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" draw:layer="layout" svg:width="3.977cm" svg:height="5.177cm" svg:x="12.781cm" svg:y="8.069cm">
            <draw:image xlink:href="Pictures/10000001000001EE00000283A9C1061C.png" xlink:type="simple" xlink:show="embed" xlink:actuate="onLoad" draw:mime-type="image/png">
              <text:p/>
            </draw:image>
          </draw:frame>
          <draw:custom-shape draw:style-name="gr12" draw:text-style-name="P5" draw:layer="layout" svg:width="6.813cm" svg:height="1.852cm" svg:x="10.108cm" svg:y="5.664cm">
            <text:p text:style-name="P4"><text:span text:style-name="T1">¿El sistema de muchos cuerpos es caótico o integrable?</text:span></text:p>
            <draw:enhanced-geometry svg:viewBox="0 0 21600 21600" draw:text-areas="800 800 20800 20800" draw:type="round-rectangular-callout" draw:modifiers="10448.1361901967 32277.6038855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onnector draw:style-name="gr13" draw:text-style-name="P6" draw:layer="layout" draw:type="curve" svg:x1="17.085cm" svg:y1="7.562cm" svg:x2="17.085cm" svg:y2="7.562cm" draw:start-shape="id1" draw:end-shape="id1" svg:d="M17085 7562z" svg:viewBox="0 0 1 1">
            <text:p/>
          </draw:connector>
          <draw:custom-shape draw:style-name="gr14" draw:text-style-name="P3" draw:layer="layout" svg:width="4.127cm" svg:height="5.397cm" svg:x="3.475cm" svg:y="5.444cm">
            <text:p/>
            <draw:enhanced-geometry svg:viewBox="0 0 21600 21600" draw:text-areas="0 0 21600 21600" draw:mirror-vertical="true" draw:type="circular-arrow" draw:modifiers="99.7336599490003 -48.1054771412159 9074.05297792232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22:51:31.601828028</meta:creation-date>
    <dc:date>2025-10-15T23:36:48.761651417</dc:date>
    <meta:editing-duration>PT12M19S</meta:editing-duration>
    <meta:editing-cycles>2</meta:editing-cycles>
    <meta:generator>LibreOffice/24.2.7.2$Linux_X86_64 LibreOffice_project/420$Build-2</meta:generator>
    <meta:print-date>2025-10-15T23:36:54.652777639</meta:print-date>
    <meta:printed-by>PDF files</meta:printed-by>
    <meta:document-statistic meta:object-count="24"/>
  </office:meta>
</office:document-meta>
</file>